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800000208C533D2E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872cm" fo:min-width="5.697cm" fo:padding-top="0.254cm" fo:padding-bottom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99cm" svg:height="9.841cm" svg:x="-0.012cm" svg:y="-0.002cm">
          <draw:image xlink:href="Pictures/100000010000034800000208C533D2E2.png" xlink:type="simple" xlink:show="embed" xlink:actuate="onLoad" draw:mime-type="image/png">
            <text:p/>
          </draw:image>
        </draw:frame>
        <draw:custom-shape draw:style-name="gr2" draw:text-style-name="P3" draw:layer="layout" svg:width="6.197cm" svg:height="2.38cm" svg:x="4.054cm" svg:y="2.233cm">
          <text:p text:style-name="P2"><text:span text:style-name="T1">Type search string here. You can provide more than one word. As you type, the search narrows. Click on a result to select it. Go to Selector for more information about the work. Double-click to go to Play mode for even more information. Drag to the right panel to play the work.</text:span></text:p>
          <draw:enhanced-geometry svg:viewBox="0 0 21600 21600" draw:mirror-horizontal="false" draw:type="line-callout-1" draw:modifiers="-9444.33688286544 -8064.84670306594 -871.248789932236 5025.787484250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9cm" fo:page-height="9.8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2T14:26:00.431724894</dc:date>
    <meta:editing-cycles>18</meta:editing-cycles>
    <meta:editing-duration>P1DT2H7M25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